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63a5f"/>
    </style:style>
    <style:style style:name="P8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9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0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6420c" officeooo:paragraph-rsid="0016420c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63a5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3a5f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63a5f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b34d2" style:font-size-asian="10pt" style:font-size-complex="10pt"/>
    </style:style>
    <style:style style:name="T14" style:family="text">
      <style:text-properties fo:font-size="10pt" officeooo:rsid="000c8245" style:font-size-asian="10pt" style:font-size-complex="10pt"/>
    </style:style>
    <style:style style:name="T15" style:family="text">
      <style:text-properties fo:font-size="10pt" officeooo:rsid="0013f315" style:font-size-asian="10pt" style:font-size-complex="10pt"/>
    </style:style>
    <style:style style:name="T16" style:family="text">
      <style:text-properties fo:font-size="10pt" officeooo:rsid="00163a5f" style:font-size-asian="10pt" style:font-size-complex="10pt"/>
    </style:style>
    <style:style style:name="T17" style:family="text">
      <style:text-properties officeooo:rsid="000b34d2"/>
    </style:style>
    <style:style style:name="T18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9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0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163a5f" style:font-name-asian="Microsoft YaHei" style:font-size-asian="14pt" style:font-name-complex="Arial" style:font-size-complex="14pt"/>
    </style:style>
    <style:style style:name="T22" style:family="text">
      <style:text-properties officeooo:rsid="000b3e23"/>
    </style:style>
    <style:style style:name="T23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11">Gerenciamento de Teatro</text:span><text:line-break/>Caso de Uso: <text:span text:style-name="T21">Listar</text:span><text:span text:style-name="T20"> peça, sessão ou sala</text:span></text:p>
      <text:list xml:id="list2520663160" text:style-name="WWNum1a">
        <text:list-item>
          <text:p text:style-name="P11">Descrição</text:p>
        </text:list-item>
      </text:list>
      <text:p text:style-name="P3"><text:span text:style-name="T12">Este serviço descreve como é feita </text:span><text:span text:style-name="T4">a </text:span><text:span text:style-name="T6">listagem</text:span><text:span text:style-name="T4"> de peça</text:span><text:span text:style-name="T6">s</text:span><text:span text:style-name="T4">, sessões e salas</text:span><text:span text:style-name="T3">.</text:span></text:p>
      <text:list xml:id="list145960985460305" text:continue-numbering="true" text:style-name="WWNum1a">
        <text:list-item>
          <text:p text:style-name="P11">Descrição do Ator</text:p>
          <text:list>
            <text:list-item>
              <text:p text:style-name="P12">Usuário</text:p>
            </text:list-item>
          </text:list>
        </text:list-item>
        <text:list-item>
          <text:p text:style-name="P11">Pré-requisito</text:p>
        </text:list-item>
      </text:list>
      <text:p text:style-name="P5"><text:span text:style-name="T12">1. </text:span><text:span text:style-name="T16">N</text:span><text:span text:style-name="T6">ão se aplica</text:span><text:span text:style-name="T5">.</text:span></text:p>
      <text:list xml:id="list145959976015255" text:continue-numbering="true" text:style-name="WWNum1a">
        <text:list-item>
          <text:p text:style-name="P11">Fluxo básico de eventos</text:p>
        </text:list-item>
      </text:list>
      <text:list xml:id="list602357" text:style-name="WWNum2a">
        <text:list-item>
          <text:p text:style-name="P14"><text:span text:style-name="T14">O </text:span><text:span text:style-name="T6">usuário</text:span><text:span text:style-name="T14"> faz a escolha </text:span><text:span text:style-name="T15">de uma peça, sessão ou sala</text:span><text:span text:style-name="T14">.</text:span></text:p>
        </text:list-item>
        <text:list-item>
          <text:p text:style-name="P14"><text:span text:style-name="T14">Será mostrada uma tela </text:span><text:span text:style-name="T4">exibindo informações do objeto escolhido</text:span><text:span text:style-name="T12">.</text:span></text:p>
        </text:list-item>
        <text:list-item>
          <text:p text:style-name="P15"><text:span text:style-name="T4">Apos ver as informações o </text:span><text:span text:style-name="T6">usuário</text:span><text:span text:style-name="T4"> será redirecionado para a tela inicial</text:span><text:span text:style-name="T12">.</text:span></text:p>
        </text:list-item>
      </text:list>
      <text:list xml:id="list145960278005436" text:continue-list="list145959976015255" text:style-name="WWNum1a">
        <text:list-item>
          <text:p text:style-name="P11">Fluxos alternativos</text:p>
        </text:list-item>
      </text:list>
      <text:p text:style-name="P1"><text:span text:style-name="T17">5.1 </text:span><text:span text:style-name="T20">Peça, sessão ou sala</text:span><text:span text:style-name="T19"> não encontrad</text:span><text:span text:style-name="T20">a</text:span><text:span text:style-name="T19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3"><text:tab/>1. </text:span><text:span text:style-name="T12">O sistema informa ao </text:span><text:span text:style-name="T14">participante</text:span><text:span text:style-name="T2">.</text:span><text:bookmark-start text:name="_heading=h.e9sl33f212yp"/><text:span text:style-name="T12"> </text:span></text:p>
      <text:list xml:id="list145959254395287" text:continue-numbering="true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21">Listagem</text:span><text:span text:style-name="T19"> feita com sucesso</text:span><text:span text:style-name="T22">. </text:span></text:p>
            </text:list-item>
          </text:list>
        </text:list-item>
      </text:list>
      <text:p text:style-name="P6"><text:span text:style-name="T7">O </text:span><text:span text:style-name="T10">usuário</text:span><text:span text:style-name="T9"> </text:span><text:span text:style-name="T7">conseguiu </text:span><text:span text:style-name="T8">ver as informações do objeto e foi redirecionado para a tela inicial</text:span><text:span text:style-name="T7">.</text:span><text:bookmark-start text:name="_heading=h.3ybgif14tkxo"/></text:p>
      <text:list xml:id="list145960430464670" text:continue-numbering="true" text:style-name="WWNum1a">
        <text:list-item>
          <text:list>
            <text:list-item>
              <text:p text:style-name="P13">Falha <text:span text:style-name="T18">na </text:span><text:span text:style-name="T21">listagem</text:span><text:bookmark-start text:name="_heading=h.i3hgy9e01tu0"/></text:p>
            </text:list-item>
          </text:list>
        </text:list-item>
      </text:list>
      <text:p text:style-name="P7">O <text:span text:style-name="T10">usuário</text:span><text:span text:style-name="T23"> não conseguiu </text:span><text:span text:style-name="T8">ver as informações do objeto e</text:span><text:span text:style-name="T23"> foi redirecionado para a tela inicial.</text:span></text:p>
      <text:list xml:id="list145960389772475" text:continue-numbering="true" text:style-name="WWNum1a">
        <text:list-item>
          <text:p text:style-name="P11">Requisitos especiais</text:p>
        </text:list-item>
      </text:list>
      <text:p text:style-name="P10">Não se aplica.</text:p>
      <text:p text:style-name="P2"/>
      <text:p text:style-name="P9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3M49S</meta:editing-duration>
    <meta:editing-cycles>13</meta:editing-cycles>
    <meta:generator>LibreOffice/7.1.5.2$Windows_X86_64 LibreOffice_project/85f04e9f809797b8199d13c421bd8a2b025d52b5</meta:generator>
    <dc:date>2021-10-18T14:59:58.751000000</dc:date>
    <meta:document-statistic meta:table-count="0" meta:image-count="0" meta:object-count="0" meta:page-count="1" meta:paragraph-count="24" meta:word-count="167" meta:character-count="934" meta:non-whitespace-character-count="803"/>
  </office:meta>
</office:document-meta>
</file>